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_5f_exterior" style:display-name="Taula_exterior" style:family="table">
      <style:table-properties style:width="19.502cm" style:rel-width="100%" table:align="center" fo:background-color="transparent">
        <style:background-image/>
      </style:table-properties>
    </style:style>
    <style:style style:name="Taula_5f_exterior.A" style:display-name="Taula_exterior.A" style:family="table-column">
      <style:table-column-properties style:column-width="9.864cm" style:rel-column-width="4875*"/>
    </style:style>
    <style:style style:name="Taula_5f_exterior.B" style:display-name="Taula_exterior.B" style:family="table-column">
      <style:table-column-properties style:column-width="0.229cm" style:rel-column-width="113*"/>
    </style:style>
    <style:style style:name="Taula_5f_exterior.C" style:display-name="Taula_exterior.C" style:family="table-column">
      <style:table-column-properties style:column-width="9.409cm" style:rel-column-width="4650*"/>
    </style:style>
    <style:style style:name="Taula_5f_exterior.A1" style:display-name="Taula_exterior.A1" style:family="table-cell">
      <style:table-cell-properties fo:padding="0cm" fo:border="none" style:writing-mode="page"/>
    </style:style>
    <style:style style:name="Taula_5f_exterior.2" style:display-name="Taula_exterior.2" style:family="table-row">
      <style:table-row-properties fo:background-color="transparent">
        <style:background-image/>
      </style:table-row-properties>
    </style:style>
    <style:style style:name="Taula_5f_personal" style:display-name="Taula_personal" style:family="table">
      <style:table-properties style:width="7.001cm" table:align="left" style:may-break-between-rows="true" table:border-model="collapsing"/>
    </style:style>
    <style:style style:name="Taula_5f_personal.A" style:display-name="Taula_personal.A" style:family="table-column">
      <style:table-column-properties style:column-width="7.001cm"/>
    </style:style>
    <style:style style:name="Taula_5f_personal.1" style:display-name="Taula_personal.1" style:family="table-row">
      <style:table-row-properties fo:keep-together="auto"/>
    </style:style>
    <style:style style:name="Taula_5f_personal.A1" style:display-name="Taula_personal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_5f_client" style:display-name="Taula_client" style:family="table">
      <style:table-properties style:width="7.001cm" table:align="right" fo:background-color="transparent" style:may-break-between-rows="true" table:border-model="collapsing">
        <style:background-image/>
      </style:table-properties>
    </style:style>
    <style:style style:name="Taula_5f_client.A" style:display-name="Taula_client.A" style:family="table-column">
      <style:table-column-properties style:column-width="7.001cm"/>
    </style:style>
    <style:style style:name="Taula_5f_client.1" style:display-name="Taula_client.1" style:family="table-row">
      <style:table-row-properties fo:background-color="transparent" fo:keep-together="auto">
        <style:background-image/>
      </style:table-row-properties>
    </style:style>
    <style:style style:name="Taula_5f_client.A1" style:display-name="Taula_client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des_5f_factura" style:display-name="dades_factura" style:family="table">
      <style:table-properties style:width="19.502cm" table:align="margins" fo:background-color="transparent" table:border-model="separating">
        <style:background-image/>
      </style:table-properties>
    </style:style>
    <style:style style:name="dades_5f_factura.A" style:display-name="dades_factura.A" style:family="table-column">
      <style:table-column-properties style:column-width="4.002cm" style:rel-column-width="13449*"/>
    </style:style>
    <style:style style:name="dades_5f_factura.B" style:display-name="dades_factura.B" style:family="table-column">
      <style:table-column-properties style:column-width="15.499cm" style:rel-column-width="52086*"/>
    </style:style>
    <style:style style:name="dades_5f_factura.1" style:display-name="dades_factura.1" style:family="table-row">
      <style:table-row-properties fo:background-color="transparent">
        <style:background-image/>
      </style:table-row-properties>
    </style:style>
    <style:style style:name="dades_5f_factura.A1" style:display-name="dades_factura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dades_5f_factura.B1" style:display-name="dades_factura.B1" style:family="table-cell">
      <style:table-cell-properties fo:padding="0.049cm" fo:border-left="none" fo:border-right="0.5pt solid #000000" fo:border-top="0.5pt solid #000000" fo:border-bottom="0.5pt solid #000000" style:writing-mode="page"/>
    </style:style>
    <style:style style:name="dades_5f_totals" style:display-name="dades_totals" style:family="table">
      <style:table-properties style:width="7.001cm" table:align="right"/>
    </style:style>
    <style:style style:name="dades_5f_totals.A" style:display-name="dades_totals.A" style:family="table-column">
      <style:table-column-properties style:column-width="2.499cm"/>
    </style:style>
    <style:style style:name="dades_5f_totals.B" style:display-name="dades_totals.B" style:family="table-column">
      <style:table-column-properties style:column-width="4.501cm"/>
    </style:style>
    <style:style style:name="dades_5f_totals.A1" style:display-name="dades_totals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dades_5f_totals.B1" style:display-name="dades_totals.B1" style:family="table-cell">
      <style:table-cell-properties fo:padding="0.049cm" fo:border-left="none" fo:border-right="0.5pt solid #000000" fo:border-top="0.5pt solid #000000" fo:border-bottom="0.5pt solid #000000" style:writing-mode="page"/>
    </style:style>
    <style:style style:name="dades_5f_pagament" style:display-name="dades_pagament" style:family="table">
      <style:table-properties style:width="19.502cm" table:align="margins"/>
    </style:style>
    <style:style style:name="dades_5f_pagament.A" style:display-name="dades_pagament.A" style:family="table-column">
      <style:table-column-properties style:column-width="4.002cm" style:rel-column-width="13449*"/>
    </style:style>
    <style:style style:name="dades_5f_pagament.B" style:display-name="dades_pagament.B" style:family="table-column">
      <style:table-column-properties style:column-width="15.499cm" style:rel-column-width="52086*"/>
    </style:style>
    <style:style style:name="dades_5f_pagament.A1" style:display-name="dades_pagament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dades_5f_pagament.B1" style:display-name="dades_pagament.B1" style:family="table-cell">
      <style:table-cell-properties fo:padding="0.049cm" fo:border-left="none" fo:border-right="0.5pt solid #000000" fo:border-top="0.5pt solid #000000" fo:border-bottom="0.5pt solid #000000" style:writing-mode="page"/>
    </style:style>
    <style:style style:name="dades_5f_mitja_5f_pagament" style:display-name="dades_mitja_pagament" style:family="table">
      <style:table-properties style:width="19.502cm" table:align="margins"/>
    </style:style>
    <style:style style:name="dades_5f_mitja_5f_pagament.A" style:display-name="dades_mitja_pagament.A" style:family="table-column">
      <style:table-column-properties style:column-width="4.002cm" style:rel-column-width="13449*"/>
    </style:style>
    <style:style style:name="dades_5f_mitja_5f_pagament.B" style:display-name="dades_mitja_pagament.B" style:family="table-column">
      <style:table-column-properties style:column-width="15.499cm" style:rel-column-width="52086*"/>
    </style:style>
    <style:style style:name="dades_5f_mitja_5f_pagament.A1" style:display-name="dades_mitja_pagament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dades_5f_mitja_5f_pagament.B1" style:display-name="dades_mitja_pagament.B1" style:family="table-cell">
      <style:table-cell-properties fo:padding="0.049cm" fo:border-left="none" fo:border-right="0.5pt solid #000000" fo:border-top="0.5pt solid #000000" fo:border-bottom="0.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text-properties style:text-underline-style="none" officeooo:rsid="000a5505" officeooo:paragraph-rsid="000a5505"/>
    </style:style>
    <style:style style:name="P3" style:family="paragraph" style:parent-style-name="Table_20_Contents">
      <style:text-properties style:text-underline-style="none"/>
    </style:style>
    <style:style style:name="P4" style:family="paragraph" style:parent-style-name="Standard">
      <style:text-properties style:text-underline-style="none" officeooo:paragraph-rsid="0017b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_exterior" table:style-name="Taula_5f_exterior">
        <table:table-column table:style-name="Taula_5f_exterior.A"/>
        <table:table-column table:style-name="Taula_5f_exterior.B"/>
        <table:table-column table:style-name="Taula_5f_exterior.C"/>
        <table:table-row>
          <table:table-cell table:style-name="Taula_5f_exterior.A1" office:value-type="string">
            <table:table table:name="Taula_personal" table:style-name="Taula_5f_personal" table:template-name="Default Style">
              <table:table-column table:style-name="Taula_5f_personal.A"/>
              <table:table-row table:style-name="Taula_5f_personal.1">
                <table:table-cell table:style-name="Taula_5f_personal.A1" office:value-type="string">
                  <text:p text:style-name="P1"/>
                </table:table-cell>
              </table:table-row>
            </table:table>
            <text:p text:style-name="Table_20_Contents"/>
          </table:table-cell>
          <table:table-cell table:style-name="Taula_5f_exterior.A1" office:value-type="string">
            <text:p text:style-name="Table_20_Contents"/>
          </table:table-cell>
          <table:table-cell table:style-name="Taula_5f_exterior.A1" office:value-type="string">
            <table:table table:name="Taula_client" table:style-name="Taula_5f_client" table:template-name="Default Style">
              <table:table-column table:style-name="Taula_5f_client.A"/>
              <table:table-row table:style-name="Taula_5f_client.1">
                <table:table-cell table:style-name="Taula_5f_client.A1" office:value-type="string">
                  <text:p text:style-name="P1"/>
                </table:table-cell>
              </table:table-row>
            </table:table>
            <text:p text:style-name="Table_20_Contents"/>
          </table:table-cell>
        </table:table-row>
        <table:table-row table:style-name="Taula_5f_exterior.2">
          <table:table-cell table:style-name="Taula_5f_exterior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able:table table:name="dades_factura" table:style-name="dades_5f_factura">
              <table:table-column table:style-name="dades_5f_factura.A"/>
              <table:table-column table:style-name="dades_5f_factura.B"/>
              <table:table-row table:style-name="dades_5f_factura.1">
                <table:table-cell table:style-name="dades_5f_factura.A1" office:value-type="string">
                  <text:p text:style-name="P2"/>
                </table:table-cell>
                <table:table-cell table:style-name="dades_5f_factura.B1" office:value-type="string">
                  <text:p text:style-name="Standard"/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able:table table:name="dades_totals" table:style-name="dades_5f_totals">
              <table:table-column table:style-name="dades_5f_totals.A"/>
              <table:table-column table:style-name="dades_5f_totals.B"/>
              <table:table-row>
                <table:table-cell table:style-name="dades_5f_totals.A1" office:value-type="string">
                  <text:p text:style-name="Table_20_Contents"/>
                </table:table-cell>
                <table:table-cell table:style-name="dades_5f_totals.B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able:table table:name="dades_pagament" table:style-name="dades_5f_pagament">
              <table:table-column table:style-name="dades_5f_pagament.A"/>
              <table:table-column table:style-name="dades_5f_pagament.B"/>
              <table:table-row>
                <table:table-cell table:style-name="dades_5f_pagament.A1" office:value-type="string">
                  <text:p text:style-name="Table_20_Contents"/>
                </table:table-cell>
                <table:table-cell table:style-name="dades_5f_pagament.B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ula_5f_exterior.A1" table:number-columns-spanned="3" office:value-type="string">
            <table:table table:name="dades_mitja_pagament" table:style-name="dades_5f_mitja_5f_pagament">
              <table:table-column table:style-name="dades_5f_mitja_5f_pagament.A"/>
              <table:table-column table:style-name="dades_5f_mitja_5f_pagament.B"/>
              <table:table-row>
                <table:table-cell table:style-name="dades_5f_mitja_5f_pagament.A1" office:value-type="string">
                  <text:p text:style-name="Table_20_Contents"/>
                </table:table-cell>
                <table:table-cell table:style-name="dades_5f_mitja_5f_pagament.B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51cm" style:type="center"/>
          <style:tab-stop style:position="1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751cm" style:type="center"/>
          <style:tab-stop style:position="19.502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1T11:19:48.183765450</meta:creation-date>
    <dc:date>2025-04-29T12:50:09.309085100</dc:date>
    <meta:editing-duration>PT1H24M38S</meta:editing-duration>
    <meta:editing-cycles>29</meta:editing-cycles>
    <meta:generator>LibreOffice/25.2.2.2$Windows_X86_64 LibreOffice_project/7370d4be9e3cf6031a51beef54ff3bda878e3fac</meta:generator>
    <meta:document-statistic meta:table-count="7" meta:image-count="0" meta:object-count="0" meta:page-count="1" meta:paragraph-count="0" meta:word-count="0" meta:character-count="0" meta:non-whitespace-character-count="0"/>
  </office:meta>
</office:document-meta>
</file>